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40000000044AECD4AD6.png"/>
  <manifest:file-entry manifest:media-type="image/jpeg" manifest:full-path="Pictures/1000000000000400000003005AC1249A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1-title">
      <style:graphic-properties draw:stroke="none" draw:fill="none" draw:fill-color="#7889fb" draw:textarea-horizontal-align="justify" draw:textarea-vertical-align="top" draw:auto-grow-height="true" draw:auto-grow-width="false" fo:min-height="4.086cm" fo:min-width="0cm" fo:padding-top="0.13cm" fo:padding-bottom="0.13cm" fo:padding-left="0.25cm" fo:padding-right="0.25cm" fo:wrap-option="wrap" draw:shadow="hidden" draw:shadow-color="#ccccff"/>
    </style:style>
    <style:style style:name="pr2" style:family="presentation" style:parent-style-name="Title1-subtitle" style:list-style-name="L4">
      <style:graphic-properties draw:fill-color="#ffffff" draw:auto-grow-height="true" fo:min-height="4.33cm"/>
    </style:style>
    <style:style style:name="pr3" style:family="presentation" style:parent-style-name="Title1-notes">
      <style:graphic-properties draw:stroke="none" draw:fill="none" draw:fill-color="#bbe0e3" draw:auto-grow-height="true" fo:min-height="12.001cm" draw:shadow="hidden" draw:shadow-color="#808080"/>
    </style:style>
    <style:style style:name="pr4" style:family="presentation" style:parent-style-name="Default-title">
      <style:graphic-properties draw:fill-color="#ffffff" draw:auto-grow-height="true" fo:min-height="1.48cm"/>
    </style:style>
    <style:style style:name="pr5" style:family="presentation" style:parent-style-name="Default-outline1">
      <style:graphic-properties draw:fill-color="#ffffff" draw:auto-grow-height="true" fo:min-height="14.103cm"/>
    </style:style>
    <style:style style:name="pr6" style:family="presentation" style:parent-style-name="Default-notes">
      <style:graphic-properties draw:fill-color="#ffffff" draw:auto-grow-height="true" fo:min-height="12.001cm"/>
    </style:style>
    <style:style style:name="pr7" style:family="presentation" style:parent-style-name="Default-title">
      <style:graphic-properties draw:auto-grow-height="true" fo:min-height="1.48cm"/>
    </style:style>
    <style:style style:name="pr8" style:family="presentation" style:parent-style-name="Default-outline1">
      <style:graphic-properties draw:auto-grow-height="true" fo:min-height="14.103cm"/>
    </style:style>
    <style:style style:name="pr9" style:family="presentation" style:parent-style-name="Default-title">
      <style:graphic-properties fo:min-height="1.229cm"/>
    </style:style>
    <style:style style:name="pr10" style:family="presentation" style:parent-style-name="Default-outline1">
      <style:graphic-properties fo:min-height="13.852cm"/>
    </style:style>
    <style:style style:name="pr11" style:family="presentation" style:parent-style-name="Default-notes">
      <style:graphic-properties draw:fill-color="#ffffff" fo:min-height="11.7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.64cm" fo:margin-right="0cm" fo:text-indent="-0.6cm"/>
    </style:style>
    <style:style style:name="P5" style:family="paragraph">
      <style:paragraph-properties text:enable-numbering="false" fo:margin-left="0cm" fo:margin-right="0cm" fo:text-indent="0cm"/>
    </style:style>
    <style:style style:name="P6" style:family="paragraph">
      <style:paragraph-properties text:enable-numbering="false" fo:margin-left="0.64cm" fo:margin-right="0cm" fo:text-indent="-0.6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underline-style="none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9" text:bullet-char="">
        <style:list-level-properties text:space-before="5.08cm"/>
        <style:text-properties fo:font-family="Wingdings" style:font-pitch="variable" style:font-charset="x-symbol" fo:color="#ffffff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04cm" text:min-label-width="0.6cm"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fo:color="#000000" fo:font-size="45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3.354cm" svg:height="4.346cm" svg:x="0.635cm" svg:y="0.995cm" presentation:class="title">
          <draw:text-box>
            <text:p text:style-name="P1">Linux Tools 0.1 Release Review</text:p>
          </draw:text-box>
        </draw:frame>
        <draw:frame presentation:style-name="pr2" draw:text-style-name="P1" draw:layer="layout" svg:width="22.859cm" svg:height="6.121cm" svg:x="1.27cm" svg:y="11.804cm" presentation:class="subtitle" presentation:user-transformed="true">
          <draw:text-box>
            <text:p text:style-name="P1">Planned Review Date: [Date]</text:p>
            <text:p text:style-name="P1">Communication Channel: </text:p>
            <text:p>news://eclipse.technology.linuxtools</text:p>
            <text:p text:style-name="P1">Andrew Overholt &lt;overholt@redhat.com&gt;</text:p>
          </draw:text-box>
        </draw:frame>
        <presentation:notes draw:style-name="dp2">
          <draw:page-thumbnail draw:layer="layout" svg:width="13.335cm" svg:height="10.001cm" svg:x="3.493cm" svg:y="2.002cm" draw:page-number="1"/>
          <draw:frame presentation:style-name="pr3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1" draw:layer="layout" svg:width="24.5cm" svg:height="1.48cm" svg:x="0.45cm" svg:y="1.431cm" presentation:class="title">
          <draw:text-box>
            <text:p text:style-name="P1">Introduction</text:p>
          </draw:text-box>
        </draw:frame>
        <draw:frame presentation:style-name="pr5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Linux Tools project is a two-faceted project</text:p>
                <text:list>
                  <text:list-item>
                    <text:p>Firstly, it provides a place for Linux distributions to <text:span text:style-name="T1">collaboratively</text:span> overcome issues surrounding distribution packaging of Eclipse technology. The project produces both <text:span text:style-name="T1">best practices</text:span> and <text:span text:style-name="T2">tools</text:span> related to packaging.</text:p>
                  </text:list-item>
                  <text:list-item>
                    <text:p>Secondly, the project develops and produces <text:span text:style-name="T1">tools</text:span> relevant to Linux developers. 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" presentation:class="page"/>
          <draw:frame presentation:style-name="pr6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is is our first unified release of all of our tools. <text:s/>It contains:</text:p>
                <text:list>
                  <text:list-item>
                    <text:p>the latest ChangeLog management tools</text:p>
                  </text:list-item>
                  <text:list-item>
                    <text:p>an RPM .spec editor with rpmlint integration</text:p>
                  </text:list-item>
                  <text:list-item>
                    <text:p>the first release of our plugin building and packaging tool named RPM Stubby</text:p>
                  </text:list-item>
                  <text:list-item>
                    <text:p>a resurrected set of plugins integrating the OProfile profiler with the CDT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Features continued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>More features:</text:p>
                <text:list>
                  <text:list-item>
                    <text:p><text:span text:style-name="T3">the initial eclipse.org release of our GNU Autotools CDT additions</text:span></text:p>
                  </text:list-item>
                  <text:list-item>
                    <text:p><text:span text:style-name="T3">an initial attempt at bridging the CDT's hover help functionality with the various open source API documentation formats; called libhover</text:span></text:p>
                  </text:list-item>
                  <text:list-item>
                    <text:p><text:span text:style-name="T3">the first public release of our Valgrind integration work featuring BIRT-rendered charts of heap usage</text:span></text:p>
                  </text:list-item>
                  <text:list-item>
                    <text:p><text:span text:style-name="T3">an editor for Systemtap scripts</text:span></text:p>
                  </text:list-item>
                </text:list>
              </text:list-item>
              <text:list-item>
                <text:p text:style-name="P1">This release puts us on track with our roadmap and brings many features which will be useful to Linux C/C++ developer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4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Features continued</text:p>
          </draw:text-box>
        </draw:frame>
        <draw:frame presentation:style-name="pr10" draw:layer="layout" svg:width="24.13cm" svg:height="13.852cm" svg:x="0.635cm" svg:y="3.175cm" presentation:class="outline">
          <draw:text-box>
            <text:list text:style-name="L3">
              <text:list-item>
                <text:p>0.1 New and Noteworthy:</text:p>
                <text:list>
                  <text:list-item>
                    <text:p><text:a xlink:href="http://www.eclipse.org/linuxtools/new/">http://www.eclipse.org/linuxtools/new/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5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>
          <draw:text-box>
            <text:p text:style-name="P1">Non-Code Aspect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release, our user documentation is sparse. <text:s/>For upcoming pre-1.0 releases, we plan on ramping up our documentation to include tutorials and screencasts.</text:p>
              </text:list-item>
              <text:list-item>
                <text:p text:style-name="P1">One of our pre-1.0 goals is to interface with the Babel project to get our strings localized. <text:s/>We are constantly striving to have all of our strings externalized to facilitate translation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PI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Being an 0.1 release, our APIs are subject to change.</text:p>
              </text:list-item>
              <text:list-item>
                <text:p text:style-name="P1">We will converge on stability – and document such stability – in our APIs well before our 1.0 release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7" draw:text-style-name="P1" draw:layer="layout" svg:width="24.5cm" svg:height="1.48cm" svg:x="0.45cm" svg:y="1.431cm" presentation:class="title" presentation:user-transformed="true">
          <draw:text-box>
            <text:p text:style-name="P1">Architectural Issues</text:p>
          </draw:text-box>
        </draw:frame>
        <draw:frame presentation:style-name="pr8" draw:text-style-name="P4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our focus has been to bring Eclipse technology to Linux users who would otherwise be unaware of its power, we have spent less time on extensibility than on user-visible features in our 0.1 release.</text:p>
              </text:list-item>
              <text:list-item>
                <text:p text:style-name="P1">As we work towards our 1.0 release, we will continue to better define our APIs while stabilizing them and documenting them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8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>Architectural Issues continued</text:p>
          </draw:text-box>
        </draw:frame>
        <draw:frame presentation:style-name="pr10" draw:layer="layout" svg:width="24.13cm" svg:height="14.145cm" svg:x="0.635cm" svg:y="3.175cm" presentation:class="outline" presentation:user-transformed="true">
          <draw:text-box>
            <text:list text:style-name="L3">
              <text:list-item>
                <text:p text:style-name="P1">Despite being user-focused, we have a few components which provide extension points:</text:p>
                <text:list>
                  <text:list-item>
                    <text:p><text:span text:style-name="T4">our profiling tool framework whose use is demonstrated by our OProfile and Valgrind integration plugins</text:span></text:p>
                  </text:list-item>
                  <text:list-item>
                    <text:p><text:span text:style-name="T4">our ChangeLog plugin which allows for <text:s/>extensible parsers, formatters, and editors. <text:s/>The extensibility of formatters is demonstrated by our RPM .spec editor.</text:span></text:p>
                  </text:list-item>
                  <text:list-item>
                    <text:p><text:span text:style-name="T4">our libhover component. <text:s/>This plugin provides an extension point that defines a common documentation format for C library hover help.</text:span></text:p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9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Tool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Many of our tools have had pre-0.1 releases in Linux distributions. <text:s/>They have been well-received and at present have satisfied users.</text:span></text:p>
              </text:list-item>
              <text:list-item>
                <text:p text:style-name="P1"><text:span text:style-name="T5">Due to the large number of people packaging software for RPM-based distributions, our .spec editor has become one of our more popular features. <text:s/>The in-line warnings and error checking as well as templates and completion are incredibly useful features.</text:span></text:p>
                <text:p text:style-name="P1"><text:span text:style-name="T5"/>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layer="layout" svg:width="24.5cm" svg:height="1.267cm" svg:x="0.45cm" svg:y="1.537cm" presentation:class="title">
          <draw:text-box>
            <text:p text:style-name="P1">Tool Usability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<text:span text:style-name="T5">Our work integrating native profiling tools like OProfile and Valgrind has been introduced to excited audiences. <text:s/>We aim to bring the power of these tools into the IDE while making them trivial to use. <text:s/>Developers making use of our tools will be able to focus on their own projects and not on setting up the underlying tools.</text:span>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1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>End-of-Lif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As this is our first project release, we have no end-of-life issues to discuss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2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Bugzilla</text:p>
          </draw:text-box>
        </draw:frame>
        <draw:frame presentation:style-name="pr5" draw:text-style-name="P6" draw:layer="layout" svg:width="24.13cm" svg:height="15.714cm" svg:x="0.635cm" svg:y="3.175cm" presentation:class="outline" presentation:user-transformed="true">
          <draw:text-box>
            <text:list text:style-name="L3">
              <text:list-item>
                <text:p text:style-name="P1">For our 0.1 release we have attempted to have 0 outstanding release-blocker bugs.</text:p>
              </text:list-item>
              <text:list-item>
                <text:p text:style-name="P1">We have postponed 8 bugs until our 0.2 release but none of these affect usability of 0.1.</text:p>
              </text:list-item>
              <text:list-item>
                <text:p text:style-name="P1">At the time of writing, we have 28 bugs targetted at 0.2 but will likely end up with many more fixed.</text:p>
              </text:list-item>
              <text:list-item>
                <text:p text:style-name="P1">Due to the movement of a variety of our components from other bug tracking systems in the course of our development of 0.1, it is hard to get a grasp on bug-fixing metrics. <text:s/>A rough count of closed bugs gives 123 which is likely on the correct order of magnitude of bugs fixed in this release.</text:p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3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tandard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conforms to the following ad-hoc standards:</text:p>
                <text:list>
                  <text:list-item>
                    <text:p>Fedora RPM packaging guidelines</text:p>
                    <text:list>
                      <text:list-item>
                        <text:p><text:a xlink:href="http://fedoraproject.org/wiki/Packaging/Guidelines">http://fedoraproject.org/wiki/Packaging/Guidelines</text:a></text:p>
                      </text:list-item>
                    </text:list>
                  </text:list-item>
                  <text:list-item>
                    <text:p>Informal conventions around use of the GNU Autotools</text:p>
                  </text:list-item>
                  <text:list-item>
                    <text:p><text:span text:style-name="T3">GNU ChangeLog formatting</text:span></text:p>
                    <text:list>
                      <text:list-item>
                        <text:p><text:span text:style-name="T6"><text:a xlink:href="http://www.gnu.org/prep/standards/html_node/Style-of-Change-Logs.html#Style-of-Change-Logs">http://www.gnu.org/prep/standards/html_node/Style-of-Change-Logs.html#Style-of-Change-Logs</text:a></text:span></text:p>
                      </text:list-item>
                    </text:list>
                  </text:list-item>
                </text:list>
                <text:p text:style-name="P1"/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4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UI Usability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project aims to conform to the Eclipse user interface guidelines</text:p>
              </text:list-item>
              <text:list-item>
                <text:p text:style-name="P1">All of our user interface components support keyboard navigation</text:p>
              </text:list-item>
              <text:list-item>
                <text:p text:style-name="P1">For a future release we are investigating interactivity of our Valgrind BIRT-generated charts to support accessibility</text:p>
              </text:list-item>
              <text:list-item>
                <text:p text:style-name="P1">All of our strings are externalized but we currently have no language pack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5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Schedule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We originally planned to release 0.1 in Q4 2008</text:p>
              </text:list-item>
              <text:list-item>
                <text:p text:style-name="P1">We slipped due to a number of new components being added (Valgrind, OProfile, Systemtap editor) and wanting to delay until their initial release</text:p>
              </text:list-item>
              <text:list-item>
                <text:p text:style-name="P1">Another reason for the delay was the fact that we wanted to use the new common build infrastructure for our builds</text:p>
              </text:list-item>
              <text:list-item>
                <text:p text:style-name="P1">Now that we have development procedures in place, we plan to deliver on time for future releases</text:p>
              </text:list-item>
              <text:list-item>
                <text:p text:style-name="P1">Our plan has been updated with more accurate future date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6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</text:p>
          </draw:text-box>
        </draw:frame>
        <draw:frame presentation:style-name="pr5" draw:text-style-name="P6" draw:layer="layout" svg:width="24.13cm" svg:height="14.263cm" svg:x="0.635cm" svg:y="3.175cm" presentation:class="outline" presentation:user-transformed="true">
          <draw:text-box>
            <text:list text:style-name="L3">
              <text:list-item>
                <text:p text:style-name="P1">Our project has a strong relationship with the various Linux distributions (Fedora, Mandriva, Debian, Ubuntu, etc.)</text:p>
              </text:list-item>
              <text:list-item>
                <text:p text:style-name="P1">Prior to their contribution to this project, a few of our projects were hosted elsewhere and had disjoint bug tracking occurring at various sites</text:p>
              </text:list-item>
              <text:list-item>
                <text:p text:style-name="P1">The majority of our project's interactions occur on IRC (#eclipse-linux) and our mailing list (<text:a xlink:href="mailto:linux-distros-dev@eclipse.org">linux-distros-dev@eclipse.org</text:a>)</text:p>
              </text:list-item>
              <text:list-item>
                <text:p text:style-name="P1">With this release, we hope to improve our feedback processes by centralizing on our update site and eclipse.org bugzilla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7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Communities continued</text:p>
          </draw:text-box>
        </draw:frame>
        <draw:frame presentation:style-name="pr5" draw:text-style-name="P6" draw:layer="layout" svg:width="24.13cm" svg:height="14.103cm" svg:x="0.62cm" svg:y="3.147cm" presentation:class="outline" presentation:user-transformed="true">
          <draw:text-box>
            <text:list text:style-name="L3">
              <text:list-item>
                <text:p text:style-name="P1">Our project members often speak at conferences including EclipseCon, LinuxWorld, FUDCon, and the Red Hat Summit</text:p>
              </text:list-item>
              <text:list-item>
                <text:p text:style-name="P1">Our team members maintain the following blogs:</text:p>
                <text:list>
                  <text:list-item>
                    <text:p><text:a xlink:href="http://overholt.ca/wp/">http://overholt.ca/wp/</text:a> (part of Planet Eclipse)</text:p>
                  </text:list-item>
                  <text:list-item>
                    <text:p><text:a xlink:href="http://akurtakov.blogspot.com/">http://akurtakov.blogspot.com/</text:a> (part of Planet Fedora)</text:p>
                  </text:list-item>
                  <text:list-item>
                    <text:p><text:a xlink:href="http://picobot.org/wordpress">http://picobot.org/wordpress</text:a> (part of Planet Fedora)</text:p>
                  </text:list-item>
                </text:list>
              </text:list-item>
              <text:list-item>
                <text:p text:style-name="P1">We interact often with the CDT project and make use of the BIRT and CDT projects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8" presentation:class="page"/>
          <draw:frame presentation:style-name="pr6" draw:text-style-name="P3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9" draw:layer="layout" svg:width="24.5cm" svg:height="1.267cm" svg:x="0.45cm" svg:y="1.537cm" presentation:class="title">
          <draw:text-box>
            <text:p>Communities continued</text:p>
          </draw:text-box>
        </draw:frame>
        <draw:frame presentation:style-name="pr10" draw:layer="layout" svg:width="24.13cm" svg:height="13.852cm" svg:x="0.635cm" svg:y="3.175cm" presentation:class="outline" presentation:user-transformed="true">
          <draw:text-box>
            <text:list text:style-name="L3">
              <text:list-item>
                <text:p text:style-name="P1">An update on our project's progress will be given at EclipseCon 2009</text:p>
              </text:list-item>
              <text:list-item>
                <text:p text:style-name="P1">Now that we have a standardized release process and plan, we will work to ensure our three communities are properly nurtured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19" presentation:class="page"/>
          <draw:frame presentation:style-name="pr11" draw:layer="layout" svg:width="16.254cm" svg:height="11.75cm" svg:x="2.033cm" svg:y="12.668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Log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Our IP log including information about all CQs, external contributions, and committers can be found here:</text:p>
                <text:list>
                  <text:list-item>
                    <text:p><text:a xlink:href="http://www.eclipse.org/projects/ip_log.php?projectid=technology.linux-distros">http://www.eclipse.org/projects/ip_log.php?projectid=technology.linux-distros</text:a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0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5" draw:layer="layout" svg:width="24.5cm" svg:height="1.48cm" svg:x="0.45cm" svg:y="1.431cm" presentation:class="title" presentation:user-transformed="true">
          <draw:text-box>
            <text:p text:style-name="P1">IP Issues</text:p>
          </draw:text-box>
        </draw:frame>
        <draw:frame presentation:style-name="pr5" draw:text-style-name="P6" draw:layer="layout" svg:width="24.13cm" svg:height="14.103cm" svg:x="0.635cm" svg:y="3.175cm" presentation:class="outline" presentation:user-transformed="true">
          <draw:text-box>
            <text:list text:style-name="L3">
              <text:list-item>
                <text:p text:style-name="P1">The EMO explicitly asks during the Release Review if any Member would like to assert that this release infringes their IP rights. </text:p>
              </text:list-item>
              <text:list-item>
                <text:p text:style-name="P1">If so, the EMO and the project will follow the Eclipse IP Policy in discussions with that Member.</text:p>
              </text:list-item>
            </text:list>
          </draw:text-box>
        </draw:frame>
        <presentation:notes draw:style-name="dp4">
          <draw:page-thumbnail draw:style-name="gr1" draw:layer="layout" svg:width="13.335cm" svg:height="10.002cm" svg:x="3.492cm" svg:y="2.001cm" draw:page-number="21" presentation:class="page"/>
          <draw:frame presentation:style-name="pr6" draw:text-style-name="P1" draw:layer="layout" svg:width="16.254cm" svg:height="12.001cm" svg:x="2.033cm" svg:y="12.6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3" svg:stroke-width="0cm" svg:stroke-color="#000000" draw:marker-start-width="0.3cm" draw:marker-start-center="false" draw:marker-end-width="0.3cm" draw:marker-end-center="false" draw:fill="solid" draw:fill-color="#0047ff" draw:fill-gradient-name="Gradient_20_7" draw:fill-hatch-name="Hatch_20_1" draw:fill-image-name="Bitmape_20_1" draw:opacity="50%" draw:fill-image-width="0cm" draw:fill-image-height="0cm" fo:padding-top="0.125cm" fo:padding-bottom="0.125cm" fo:padding-left="0.25cm" fo:padding-right="0.25cm" fo:wrap-option="wrap" draw:shadow="hidden" draw:shadow-offset-x="0.3cm" draw:shadow-offset-y="0.3cm" draw:shadow-color="#808080" draw:shadow-opacity="50%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-background" style:family="presentation">
      <style:graphic-properties draw:stroke="none" draw:fill="solid" draw:fill-color="#e6e6ff" draw:fill-image-width="0cm" draw:fill-image-height="0cm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04cm"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000000" fo:font-size="12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2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12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5cm" fo:margin-bottom="0.175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italic" fo:text-shadow="none" style:text-underline-style="none" fo:font-weight="bold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 text:min-label-width="0.6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64cm" fo:margin-bottom="0.158cm" fo:line-height="100%" fo:text-align="start" fo:text-indent="0cm" style:punctuation-wrap="hanging" style:line-break="strict">
        <style:tab-stops>
          <style:tab-stop style:position="0.555cm"/>
          <style:tab-stop style:position="3.095cm"/>
          <style:tab-stop style:position="5.635cm"/>
          <style:tab-stop style:position="8.175cm"/>
          <style:tab-stop style:position="10.715cm"/>
          <style:tab-stop style:position="13.255cm"/>
          <style:tab-stop style:position="15.795cm"/>
          <style:tab-stop style:position="18.335cm"/>
          <style:tab-stop style:position="20.875cm"/>
          <style:tab-stop style:position="23.415cm"/>
          <style:tab-stop style:position="25.95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list-level-properties/>
            <style:text-properties fo:font-family="Wingdings" style:font-pitch="variable" style:font-charset="x-symbol" fo:color="#ffffff" fo:font-size="100%"/>
          </text:list-level-style-bullet>
          <text:list-level-style-bullet text:level="2" text:bullet-char="">
            <style:list-level-properties text:space-before="1.292cm"/>
            <style:text-properties fo:font-family="Wingdings" style:font-pitch="variable" style:font-charset="x-symbol" fo:color="#ffffff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ffffff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76cm" fo:margin-bottom="0.176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italic" fo:text-shadow="none" style:text-underline-style="none" fo:font-weight="bold" style:letter-kerning="true" style:font-family-asian="Arial" style:font-pitch-asian="variable" style:font-size-asian="32pt" style:font-style-asian="italic" style:font-weight-asian="bold" style:font-family-complex="Arial" style:font-pitch-complex="variable" style:font-size-complex="32pt" style:font-style-complex="italic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32cm" fo:page-height="26.6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3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3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7889fb" draw:textarea-horizontal-align="justify" draw:textarea-vertical-align="top" draw:auto-grow-height="true" fo:min-height="0.526cm" fo:padding-top="0.13cm" fo:padding-bottom="0.13cm" fo:padding-left="0.25cm" fo:padding-right="0.25cm" fo:wrap-option="wrap" draw:shadow="hidden" draw:shadow-color="#ccccf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pr1" style:family="presentation" style:parent-style-name="Default-outline1" style:list-style-name="ML6">
      <style:graphic-properties draw:fill-color="#ffffff" draw:auto-grow-height="false" fo:min-height="12.57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5" style:family="presentation" style:parent-style-name="Title1-title">
      <style:graphic-properties draw:fill-color="#ffffff" draw:auto-grow-height="false" fo:min-height="3.181cm"/>
    </style:style>
    <style:style style:name="Mpr6" style:family="presentation" style:parent-style-name="Title1-outline1" style:list-style-name="ML6">
      <style:graphic-properties draw:fill-color="#ffffff" draw:auto-grow-height="false" fo:min-height="12.573cm"/>
    </style:style>
    <style:style style:name="Mpr7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r8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334cm" fo:min-width="0cm" fo:padding-top="0.134cm" fo:padding-bottom="0.134cm" fo:padding-left="0.269cm" fo:padding-right="0.269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.635cm" fo:margin-right="0cm" fo:text-indent="-0.635cm"/>
    </style:style>
    <style:style style:name="MP6" style:family="paragraph">
      <style:paragraph-properties fo:margin-left="0cm" fo:margin-right="0cm" fo:text-align="center" fo:text-indent="0cm" style:punctuation-wrap="simple" style:line-break="normal"/>
    </style:style>
    <style:style style:name="MP7" style:family="paragraph">
      <style:paragraph-properties text:enable-numbering="false" fo:margin-left="0cm" fo:margin-right="0cm" fo:text-align="center" fo:text-indent="0cm" style:punctuation-wrap="simple" style:line-break="normal" style:writing-mode="lr-tb"/>
    </style:style>
    <style:style style:name="MP8" style:family="paragraph">
      <style:paragraph-properties fo:margin-left="0cm" fo:margin-right="0cm" fo:text-align="end" fo:text-indent="0cm"/>
      <style:text-properties fo:font-size="10pt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text:enable-numbering="false"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font-size="10pt"/>
    </style:style>
    <style:style style:name="MT4" style:family="text">
      <style:text-properties fo:color="#000000" fo:font-size="13pt" fo:language="en" fo:country="US" style:font-size-asian="13pt" style:font-size-complex="13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2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000000" fo:font-size="12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20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12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min-label-width="0.635cm"/>
        <style:text-properties fo:font-family="Wingdings" style:font-pitch="variable" style:font-charset="x-symbol" fo:color="#ffffff" fo:font-size="100%"/>
      </text:list-level-style-bullet>
      <text:list-level-style-bullet text:level="2" text:bullet-char="">
        <style:list-level-properties text:space-before="1.292cm" text:min-label-width="0.692cm"/>
        <style:text-properties fo:font-family="Wingdings" style:font-pitch="variable" style:font-charset="x-symbol" fo:color="#ffffff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4cm" svg:height="4.799cm" svg:x="2.387cm" svg:y="3.733cm"/>
      <draw:page-thumbnail draw:layer="backgroundobjects" svg:width="6.4cm" svg:height="4.799cm" svg:x="11.531cm" svg:y="3.733cm"/>
      <draw:page-thumbnail draw:layer="backgroundobjects" svg:width="6.4cm" svg:height="4.799cm" svg:x="2.387cm" svg:y="10.934cm"/>
      <draw:page-thumbnail draw:layer="backgroundobjects" svg:width="6.4cm" svg:height="4.799cm" svg:x="11.531cm" svg:y="10.934cm"/>
      <draw:page-thumbnail draw:layer="backgroundobjects" svg:width="6.4cm" svg:height="4.799cm" svg:x="2.387cm" svg:y="18.135cm"/>
      <draw:page-thumbnail draw:layer="backgroundobjects" svg:width="6.4cm" svg:height="4.799cm" svg:x="11.531cm" svg:y="18.135cm"/>
      <draw:frame draw:style-name="Mgr1" draw:text-style-name="MP1" draw:layer="backgroundobjects" svg:width="8.817cm" svg:height="1.33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817cm" svg:height="1.332cm" svg:x="11.5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817cm" svg:height="1.332cm" svg:x="0cm" svg:y="25.337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817cm" svg:height="1.332cm" svg:x="11.502cm" svg:y="25.337cm" presentation:class="page-number">
        <draw:text-box>
          <text:p text:style-name="MP2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25.399cm" svg:height="1.685cm" svg:x="0cm" svg:y="17.365cm">
        <draw:image xlink:href="Pictures/100000000000040000000044AECD4AD6.png" xlink:type="simple" xlink:show="embed" xlink:actuate="onLoad">
          <text:p/>
        </draw:image>
      </draw:frame>
      <draw:frame presentation:style-name="Default-title" draw:layer="backgroundobjects" svg:width="24.5cm" svg:height="1.479cm" svg:x="0.45cm" svg:y="1.431cm" presentation:class="title" presentation:placeholder="true">
        <draw:text-box/>
      </draw:frame>
      <draw:frame presentation:style-name="Mpr1" draw:text-style-name="MP5" draw:layer="backgroundobjects" svg:width="24.13cm" svg:height="14.102cm" svg:x="0.635cm" svg:y="3.175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4" draw:text-style-name="MP7" draw:layer="backgroundobjects" svg:width="15.738cm" svg:height="0.786cm" svg:x="4.831cm" svg:y="18.364cm">
        <text:p text:style-name="MP6"><text:span text:style-name="MT2">Copyright © 2008 Eclipse Foundation, Inc., Made available under the Eclipse Public License v 1.0</text:span></text:p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5.282cm" svg:height="0.635cm" svg:x="19.983cm" svg:y="18.415cm" presentation:class="page-number">
        <draw:text-box>
          <text:p text:style-name="MP8"><text:span text:style-name="MT3"><text:page-number>9</text:page-number></text:span></text:p>
        </draw:text-box>
      </draw:frame>
      <presentation:notes style:page-layout-name="PM2">
        <draw:rect draw:style-name="Mgr5" draw:text-style-name="MP3" draw:layer="backgroundobjects" svg:width="20.32cm" svg:height="26.67cm" svg:x="0cm" svg:y="0cm">
          <text:p/>
        </draw:rect>
        <draw:frame presentation:style-name="Mpr3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3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Default-title" draw:layer="backgroundobjects" svg:width="13.335cm" svg:height="10.002cm" svg:x="3.492cm" svg:y="2.001cm" presentation:class="page"/>
        <draw:frame presentation:style-name="Default-notes" draw:layer="backgroundobjects" svg:width="16.254cm" svg:height="12cm" svg:x="2.033cm" svg:y="12.668cm" presentation:class="notes" presentation:placeholder="true">
          <draw:text-box/>
        </draw:frame>
        <draw:frame presentation:style-name="Mpr4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4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9</text:page-number></text:span></text:p>
          </draw:text-box>
        </draw:frame>
      </presentation:notes>
    </style:master-page>
    <style:master-page style:name="Title1" style:page-layout-name="PM1" draw:style-name="Mdp2">
      <draw:frame draw:style-name="Mgr3" draw:text-style-name="MP3" draw:layer="backgroundobjects" svg:width="25.399cm" svg:height="19.049cm" svg:x="0cm" svg:y="0cm">
        <draw:image xlink:href="Pictures/1000000000000400000003005AC1249A.jpg" xlink:type="simple" xlink:show="embed" xlink:actuate="onLoad">
          <text:p/>
        </draw:image>
      </draw:frame>
      <draw:frame presentation:style-name="Mpr5" draw:text-style-name="MP4" draw:layer="backgroundobjects" svg:width="23.354cm" svg:height="4.085cm" svg:x="0.635cm" svg:y="0.995cm" presentation:class="title">
        <draw:text-box>
          <text:p text:style-name="MP4">Click to edit the title text format</text:p>
        </draw:text-box>
      </draw:frame>
      <draw:frame presentation:style-name="Mpr6" draw:text-style-name="MP5" draw:layer="backgroundobjects" svg:width="22.859cm" svg:height="4.329cm" svg:x="1.27cm" svg:y="12.7cm" presentation:class="outline">
        <draw:text-box>
          <text:list text:style-name="ML4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rect draw:style-name="Mgr5" draw:text-style-name="MP3" draw:layer="backgroundobjects" svg:width="20.32cm" svg:height="26.67cm" svg:x="-0.001cm" svg:y="-0.001cm">
          <text:p/>
        </draw:rect>
        <draw:frame presentation:style-name="Mpr7" draw:text-style-name="MP9" draw:layer="backgroundobjects" svg:width="8.806cm" svg:height="1.333cm" svg:x="0cm" svg:y="0cm" presentation:class="header">
          <draw:text-box>
            <text:p text:style-name="MP9"><text:span text:style-name="MT4"><presentation:header/></text:span></text:p>
          </draw:text-box>
        </draw:frame>
        <draw:frame presentation:style-name="Mpr7" draw:text-style-name="MP10" draw:layer="backgroundobjects" svg:width="8.807cm" svg:height="1.333cm" svg:x="11.508cm" svg:y="0cm" presentation:class="date-time">
          <draw:text-box>
            <text:p text:style-name="MP10"><text:span text:style-name="MT4"><presentation:date-time/></text:span></text:p>
          </draw:text-box>
        </draw:frame>
        <draw:page-thumbnail presentation:style-name="Title1-title" draw:layer="backgroundobjects" svg:width="13.335cm" svg:height="10.002cm" svg:x="3.492cm" svg:y="2.001cm" presentation:class="page"/>
        <draw:frame presentation:style-name="Title1-notes" draw:layer="backgroundobjects" svg:width="16.254cm" svg:height="12cm" svg:x="2.033cm" svg:y="12.668cm" presentation:class="notes" presentation:placeholder="true">
          <draw:text-box/>
        </draw:frame>
        <draw:frame presentation:style-name="Mpr8" draw:text-style-name="MP9" draw:layer="backgroundobjects" svg:width="8.806cm" svg:height="1.333cm" svg:x="0cm" svg:y="25.333cm" presentation:class="footer">
          <draw:text-box>
            <text:p text:style-name="MP9"><text:span text:style-name="MT4"><presentation:footer/></text:span></text:p>
          </draw:text-box>
        </draw:frame>
        <draw:frame presentation:style-name="Mpr8" draw:text-style-name="MP10" draw:layer="backgroundobjects" svg:width="8.807cm" svg:height="1.333cm" svg:x="11.508cm" svg:y="25.333cm" presentation:class="page-number">
          <draw:text-box>
            <text:p text:style-name="MP10"><text:span text:style-name="MT4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9$Build-9358</meta:generator>
    <dc:title>RCP Applications</dc:title>
    <meta:initial-creator>Ian Skerrett</meta:initial-creator>
    <meta:creation-date>2005-05-03T09:22:04</meta:creation-date>
    <dc:creator>Andrew Overholt</dc:creator>
    <dc:date>2009-01-19T10:12:06</dc:date>
    <meta:print-date>2007-10-05T02:50:50</meta:print-date>
    <meta:editing-cycles>437</meta:editing-cycles>
    <meta:editing-duration>PT67H49M20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